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8" style:family="graphic" style:parent-style-name="standard">
      <style:graphic-properties draw:stroke="none" svg:stroke-color="#000000" draw:fill="none" draw:fill-color="#ffffff" fo:min-height="2.286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15" style:family="graphic" style:parent-style-name="standard">
      <style:graphic-properties draw:fill-color="#00cc33" draw:textarea-horizontal-align="justify" draw:textarea-vertical-align="middle" draw:auto-grow-height="false" fo:min-height="0.765cm" fo:min-width="2.549cm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8" style:family="paragraph">
      <loext:graphic-properties draw:fill-color="#66ccff"/>
      <style:paragraph-properties fo:text-align="center"/>
      <style:text-properties fo:font-size="17.8999996185303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10" style:family="paragraph">
      <loext:graphic-properties draw:fill-color="#ff9900"/>
      <style:paragraph-properties fo:text-align="center"/>
      <style:text-properties fo:font-size="17.8999996185303pt"/>
    </style:style>
    <style:style style:name="P11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2" style:family="paragraph">
      <loext:graphic-properties draw:fill="none" draw:fill-color="#ff33f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14" style:family="paragraph">
      <loext:graphic-properties draw:fill="none" draw:fill-color="#ffffff"/>
      <style:text-properties fo:color="#ffffff" fo:font-size="17.8999996185303pt"/>
    </style:style>
    <style:style style:name="P15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16" style:family="paragraph">
      <loext:graphic-properties draw:fill-color="#00cc33"/>
      <style:paragraph-properties fo:text-align="center"/>
      <style:text-properties fo:font-size="17.8999996185303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color="#ffffff" fo:font-size="17.8999996185303pt" fo:font-weight="bold" style:font-weight-asian="bold" style:font-weight-complex="bold"/>
    </style:style>
    <style:style style:name="T4" style:family="text">
      <style:text-properties fo:font-size="17.8999996185303pt"/>
    </style:style>
    <style:style style:name="T5" style:family="text">
      <style:text-properties fo:color="#ffffff" fo:font-size="17.8999996185303pt" fo:font-weight="bold"/>
    </style:style>
    <style:style style:name="T6" style:family="text">
      <style:text-properties fo:color="#ffffff" fo:font-size="17.8999996185303pt"/>
    </style:style>
    <style:style style:name="T7" style:family="text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T8" style:family="text">
      <style:text-properties fo:color="#111111" fo:font-size="15.8999996185303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5cm" svg:y="7.408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7cm" svg:y="8.679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10.437cm" svg:y="9.949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115cm" svg:x="5.585cm" svg:y="15.141cm">
          <draw:text-box>
            <text:p><text:span text:style-name="T3">P4 Target</text:span></text:p>
          </draw:text-box>
        </draw:frame>
        <draw:custom-shape draw:style-name="gr7" draw:text-style-name="P8" xml:id="id1" draw:id="id1" draw:layer="layout" svg:width="6.097cm" svg:height="1.269cm" svg:x="1.52cm" svg:y="7.304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.52cm" svg:y="8.665cm">
          <draw:text-box>
            <text:p text:style-name="P4"><text:span text:style-name="T5">P4 </text:span></text:p>
            <text:p text:style-name="P4"><text:span text:style-name="T5">Embedded</text:span></text:p>
            <text:p text:style-name="P4"><text:span text:style-name="T5">Controller</text:span></text:p>
          </draw:text-box>
        </draw:frame>
        <draw:custom-shape draw:style-name="gr9" draw:text-style-name="P10" xml:id="id4" draw:id="id4" draw:layer="layout" svg:width="3.049cm" svg:height="1.015cm" svg:x="11.83cm" svg:y="11.524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2" draw:id="id2" draw:layer="layout" svg:width="3.049cm" svg:height="1.015cm" svg:x="11.83cm" svg:y="13.537cm">
          <text:p text:style-name="P4"><text:span text:style-name="T6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1.197cm" svg:x1="4.568cm" svg:y1="7.304cm" svg:x2="11.83cm" svg:y2="14.044cm" draw:start-shape="id1" draw:start-glue-point="0" draw:end-shape="id2" draw:end-glue-point="3" svg:d="M4568 7304v-1210h6352v7950h910" svg:viewBox="0 0 7263 7951">
          <text:p/>
        </draw:connector>
        <draw:frame draw:style-name="gr12" draw:text-style-name="P13" draw:layer="layout" svg:width="3.794cm" svg:height="1.022cm" svg:x="7.125cm" svg:y="6.348cm">
          <draw:text-box>
            <text:p><text:span text:style-name="T7">P4Runtime</text:span></text:p>
          </draw:text-box>
        </draw:frame>
        <draw:frame draw:style-name="gr13" draw:text-style-name="P14" draw:layer="layout" svg:width="3.809cm" svg:height="1.016cm" svg:x="11.43cm" svg:y="14.985cm">
          <draw:text-box>
            <text:p><text:span text:style-name="T6">P4 Pipeline</text:span></text:p>
          </draw:text-box>
        </draw:frame>
        <draw:custom-shape draw:style-name="gr2" draw:text-style-name="P2" draw:layer="layout" svg:width="6.605cm" svg:height="4.15cm" svg:x="10.403cm" svg:y="0.3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6.097cm" svg:height="1.269cm" svg:x="10.656cm" svg:y="3.187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0.702cm" svg:y="0.31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</text:span></text:p>
          </draw:text-box>
        </draw:frame>
        <draw:connector draw:style-name="gr11" draw:text-style-name="P12" draw:layer="layout" svg:x1="16.104cm" svg:y1="4.456cm" svg:x2="14.879cm" svg:y2="12.031cm" draw:start-shape="id3" draw:start-glue-point="4" draw:end-shape="id4" draw:end-glue-point="1" svg:d="M16104 4456v7575h-1225" svg:viewBox="0 0 1226 7576">
          <text:p/>
        </draw:connector>
        <draw:frame draw:style-name="gr14" draw:text-style-name="P15" draw:layer="layout" svg:width="3.794cm" svg:height="0.919cm" svg:x="11.443cm" svg:y="4.668cm">
          <draw:text-box>
            <text:p><text:span text:style-name="T8">P4Runtime</text:span></text:p>
          </draw:text-box>
        </draw:frame>
        <draw:custom-shape draw:style-name="gr15" draw:text-style-name="P16" xml:id="id5" draw:id="id5" draw:layer="layout" svg:width="3.049cm" svg:height="1.015cm" svg:x="11.83cm" svg:y="12.524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1.197cm" svg:x1="4.568cm" svg:y1="7.304cm" svg:x2="11.83cm" svg:y2="13.031cm" draw:start-shape="id1" draw:start-glue-point="0" draw:end-shape="id5" draw:end-glue-point="3" svg:d="M4568 7304v-1210h6352v6937h910" svg:viewBox="0 0 7263 6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47:53.059030320</meta:creation-date>
    <dc:date>2018-08-15T12:48:57.981947215</dc:date>
    <meta:editing-duration>PT1M4S</meta:editing-duration>
    <meta:editing-cycles>2</meta:editing-cycles>
    <meta:generator>LibreOffice/5.1.6.2$Linux_X86_64 LibreOffice_project/10m0$Build-2</meta:generator>
    <meta:document-statistic meta:object-count="21"/>
  </office:meta>
</office:document-meta>
</file>